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06BC074CB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0.472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ertification Simpl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log réalisé sous Symfony 3.1</text:p>
          </draw:text-box>
        </draw:frame>
        <draw:frame draw:style-name="gr1" draw:text-style-name="P1" draw:layer="layout" svg:width="27.999cm" svg:height="2.8cm" svg:x="0cm" svg:y="18.2cm">
          <draw:image xlink:href="Pictures/10000201000004B00000006BC074C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Choix de Symfony</text:p>
          </draw:text-box>
        </draw:frame>
        <draw:frame draw:style-name="gr3" draw:text-style-name="P2" draw:layer="layout" svg:width="11cm" svg:height="10.379cm" svg:x="1.2cm" svg:y="4.6cm">
          <draw:text-box>
            <text:list text:style-name="L1">
              <text:list-item>
                <text:p><text:span text:style-name="T1">Très utilisé</text:span></text:p>
                <text:p><text:span text:style-name="T1"/></text:p>
              </text:list-item>
              <text:list-item>
                <text:p><text:span text:style-name="T1">Documentation fourni</text:span></text:p>
                <text:p><text:span text:style-name="T1"/></text:p>
              </text:list-item>
              <text:list-item>
                <text:p><text:span text:style-name="T1">Open Source</text:span></text:p>
                <text:p><text:span text:style-name="T1"/></text:p>
              </text:list-item>
              <text:list-item>
                <text:p><text:span text:style-name="T1">Nombreux Bundle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Complexe à mettre en œuvre</text:p>
                <text:p/>
              </text:list-item>
              <text:list-item>
                <text:p>Peut-être pas adapté pour créer juste un blog (trop lour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3">
        <draw:frame presentation:style-name="pr4" draw:layer="layout" svg:width="25.199cm" svg:height="3.506cm" svg:x="1.4cm" svg:y="0.837cm" presentation:class="title">
          <draw:text-box>
            <text:p>Fonctionnalités et tâches à mettre en œuvre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Article (CRUD)</text:p>
              </text:list-item>
            </text:list>
          </draw:text-box>
        </draw:frame>
        <draw:frame presentation:style-name="pr7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>Commentaires (CRUD)</text:p>
              </text:list-item>
            </text:list>
          </draw:text-box>
        </draw:frame>
        <draw:frame presentation:style-name="pr7" draw:layer="layout" svg:width="8.113cm" svg:height="5.809cm" svg:x="18.439cm" svg:y="11.276cm" presentation:class="outline">
          <draw:text-box>
            <text:list text:style-name="L2">
              <text:list-item>
                <text:p>Création d'un Back-Office</text:p>
              </text:list-item>
            </text:list>
          </draw:text-box>
        </draw:frame>
        <draw:frame presentation:style-name="pr7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Gestion des Rôles</text:p>
              </text:list-item>
            </text:list>
          </draw:text-box>
        </draw:frame>
        <draw:frame presentation:style-name="pr7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>Système d'authentification</text:p>
              </text:list-item>
            </text:list>
          </draw:text-box>
        </draw:frame>
        <draw:frame draw:style-name="gr4" draw:text-style-name="P2" draw:layer="layout" svg:width="7.8cm" svg:height="2.783cm" svg:x="10cm" svg:y="5cm">
          <draw:text-box>
            <text:list text:style-name="L1">
              <text:list-item>
                <text:p><text:span text:style-name="T1">User (CRU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>
        <draw:frame presentation:style-name="pr1" draw:layer="layout" svg:width="25.199cm" svg:height="3.506cm" svg:x="1.4cm" svg:y="0.837cm" presentation:class="title" presentation:user-transformed="true">
          <draw:text-box>
            <text:p>Génération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ndle</text:p>
                <text:p/>
              </text:list-item>
              <text:list-item>
                <text:p>Entité ORM</text:p>
                <text:list>
                  <text:list-item>
                    <text:p><text:s/>doctrine:schema:update –dump-sql</text:p>
                  </text:list-item>
                  <text:list-item>
                    <text:p>doctrine:schema:update –for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>
        <draw:frame presentation:style-name="pr1" draw:layer="layout" svg:width="25.199cm" svg:height="3.506cm" svg:x="1.4cm" svg:y="0.837cm" presentation:class="title">
          <draw:text-box>
            <text:p>Doctr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registré en base de données (gère les requêtes)</text:p>
              </text:list-item>
              <text:list-item>
                <text:p>Doctrine Persist() / Flush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draw:frame presentation:style-name="pr1" draw:layer="layout" svg:width="25.199cm" svg:height="3.506cm" svg:x="1.4cm" svg:y="0.837cm" presentation:class="title">
          <draw:text-box>
            <text:p>Mis en relations de t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a les annotations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one</text:p>
                  </text:list-item>
                  <text:list-item>
                    <text:p>Many to 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draw:frame presentation:style-name="pr1" draw:layer="layout" svg:width="25.199cm" svg:height="3.506cm" svg:x="1.4cm" svg:y="0.837cm" presentation:class="title">
          <draw:text-box>
            <text:p>rô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érarchisation</text:p>
              </text:list-item>
              <text:list-item>
                <text:p>autor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draw:frame presentation:style-name="pr1" draw:layer="layout" svg:width="25.199cm" svg:height="3.506cm" svg:x="1.4cm" svg:y="0.837cm" presentation:class="title">
          <draw:text-box>
            <text:p>Intégration du Fro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mplate html ds le src / bundle / ressources / view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>
        <draw:frame presentation:style-name="pr1" draw:layer="layout" svg:width="25.199cm" svg:height="3.506cm" svg:x="1.4cm" svg:y="0.837cm" presentation:class="title">
          <draw:text-box>
            <text:p>Déploiement sur mon v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ache2, mysql, php, </text:p>
              </text:list-item>
              <text:list-item>
                <text:p>Composer</text:p>
              </text:list-item>
              <text:list-item>
                <text:p>Symfony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16:02:35.203945887</meta:creation-date>
    <dc:date>2016-08-28T19:29:42.948539253</dc:date>
    <meta:editing-duration>PT23M50S</meta:editing-duration>
    <meta:editing-cycles>2</meta:editing-cycles>
    <meta:generator>LibreOffice/4.2.8.2$Linux_X86_64 LibreOffice_project/420m0$Build-2</meta:generator>
    <meta:document-statistic meta:object-count="64"/>
  </office:meta>
</office:document-meta>
</file>